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66f8" officeooo:paragraph-rsid="001766f8"/>
    </style:style>
    <style:style style:name="P2" style:family="paragraph" style:parent-style-name="Standard">
      <style:text-properties fo:font-size="12pt" style:text-underline-style="none" officeooo:rsid="001766f8" officeooo:paragraph-rsid="001766f8" style:font-size-asian="12pt" style:font-size-complex="12pt"/>
    </style:style>
    <style:style style:name="P3" style:family="paragraph" style:parent-style-name="Standard">
      <style:text-properties fo:font-size="28pt" officeooo:rsid="001766f8" officeooo:paragraph-rsid="001766f8" style:font-size-asian="28pt" style:font-size-complex="28pt"/>
    </style:style>
    <style:style style:name="P4" style:family="paragraph" style:parent-style-name="Standard">
      <style:text-properties style:use-window-font-color="true" fo:font-size="16pt" style:text-underline-style="solid" style:text-underline-width="auto" style:text-underline-color="font-color" officeooo:rsid="001766f8" officeooo:paragraph-rsid="001766f8" style:font-size-asian="16pt" style:font-size-complex="16pt"/>
    </style:style>
    <style:style style:name="P5" style:family="paragraph" style:parent-style-name="Standard">
      <style:text-properties style:use-window-font-color="true" fo:font-size="12pt" style:text-underline-style="none" officeooo:rsid="001766f8" officeooo:paragraph-rsid="001766f8" style:font-size-asian="12pt" style:font-size-complex="12pt"/>
    </style:style>
    <style:style style:name="P6" style:family="paragraph" style:parent-style-name="Standard">
      <style:text-properties style:use-window-font-color="true" fo:font-size="12pt" style:text-underline-style="none" officeooo:rsid="0018e01e" officeooo:paragraph-rsid="001766f8" style:font-size-asian="12pt" style:font-size-complex="12pt"/>
    </style:style>
    <style:style style:name="P7" style:family="paragraph" style:parent-style-name="Standard">
      <style:text-properties style:use-window-font-color="true" fo:font-size="12pt" style:text-underline-style="none" officeooo:rsid="0018e01e" officeooo:paragraph-rsid="0019d8ba" style:font-size-asian="12pt" style:font-size-complex="12pt"/>
    </style:style>
    <style:style style:name="P8" style:family="paragraph" style:parent-style-name="Standard">
      <style:text-properties style:use-window-font-color="true" fo:font-size="12pt" style:text-underline-style="none" officeooo:rsid="001a3dbb" officeooo:paragraph-rsid="001a3dbb" style:font-size-asian="12pt" style:font-size-complex="12pt"/>
    </style:style>
    <style:style style:name="P9" style:family="paragraph" style:parent-style-name="Standard">
      <style:text-properties style:use-window-font-color="true" fo:font-size="12pt" style:text-underline-style="none" officeooo:rsid="001a3dbb" officeooo:paragraph-rsid="001c1ef3" style:font-size-asian="12pt" style:font-size-complex="12pt"/>
    </style:style>
    <style:style style:name="P10" style:family="paragraph" style:parent-style-name="Standard">
      <style:text-properties style:use-window-font-color="true" fo:font-size="12pt" style:text-underline-style="none" officeooo:rsid="001c50e8" officeooo:paragraph-rsid="001c50e8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/>
      <style:text-properties officeooo:rsid="001766f8" officeooo:paragraph-rsid="001766f8"/>
    </style:style>
    <style:style style:name="P1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fo:font-size="12pt" style:text-underline-style="none" officeooo:rsid="001c50e8" officeooo:paragraph-rsid="001c50e8" style:font-size-asian="12pt" style:font-size-complex="12pt"/>
    </style:style>
    <style:style style:name="P13" style:family="paragraph" style:parent-style-name="Standard" style:list-style-name="L1">
      <style:text-properties style:use-window-font-color="true" fo:font-size="12pt" style:text-underline-style="none" officeooo:rsid="001766f8" officeooo:paragraph-rsid="001766f8" style:font-size-asian="12pt" style:font-size-complex="12pt"/>
    </style:style>
    <style:style style:name="P14" style:family="paragraph" style:parent-style-name="Standard">
      <style:text-properties style:use-window-font-color="true" fo:font-size="12pt" style:text-underline-style="none" officeooo:rsid="0019d8ba" officeooo:paragraph-rsid="0019d8ba" style:font-size-asian="12pt" style:font-size-complex="12pt"/>
    </style:style>
    <style:style style:name="P15" style:family="paragraph" style:parent-style-name="Standard" style:list-style-name="L2">
      <style:text-properties style:use-window-font-color="true" fo:font-size="12pt" style:text-underline-style="none" officeooo:rsid="0019d8ba" officeooo:paragraph-rsid="0019d8ba" style:font-size-asian="12pt" style:font-size-complex="12pt"/>
    </style:style>
    <style:style style:name="P16" style:family="paragraph" style:parent-style-name="Standard" style:list-style-name="L2">
      <style:text-properties style:use-window-font-color="true" fo:font-size="12pt" style:text-underline-style="none" officeooo:rsid="001a3dbb" officeooo:paragraph-rsid="001a3dbb" style:font-size-asian="12pt" style:font-size-complex="12pt"/>
    </style:style>
    <style:style style:name="P17" style:family="paragraph" style:parent-style-name="Standard">
      <style:text-properties style:use-window-font-color="true" fo:font-size="12pt" style:text-underline-style="none" officeooo:rsid="001c1ef3" officeooo:paragraph-rsid="001c1ef3" style:font-size-asian="12pt" style:font-size-complex="12pt"/>
    </style:style>
    <style:style style:name="P18" style:family="paragraph" style:parent-style-name="Standard" style:list-style-name="L3">
      <style:text-properties style:use-window-font-color="true" fo:font-size="12pt" style:text-underline-style="none" officeooo:rsid="001c1ef3" officeooo:paragraph-rsid="001c1ef3" style:font-size-asian="12pt" style:font-size-complex="12pt"/>
    </style:style>
    <style:style style:name="P19" style:family="paragraph" style:parent-style-name="Standard" style:list-style-name="L3">
      <style:text-properties style:use-window-font-color="true" fo:font-size="12pt" style:text-underline-style="none" officeooo:rsid="001c50e8" officeooo:paragraph-rsid="001c50e8" style:font-size-asian="12pt" style:font-size-complex="12pt"/>
    </style:style>
    <style:style style:name="P20" style:family="paragraph" style:parent-style-name="Standard">
      <style:text-properties style:use-window-font-color="true" fo:font-size="12pt" style:text-underline-style="none" officeooo:rsid="001f6f00" officeooo:paragraph-rsid="001f6f00" style:font-size-asian="12pt" style:font-size-complex="12pt"/>
    </style:style>
    <style:style style:name="P21" style:family="paragraph" style:parent-style-name="Standard" style:list-style-name="L4">
      <style:text-properties style:use-window-font-color="true" fo:font-size="12pt" style:text-underline-style="none" officeooo:rsid="001f6f00" officeooo:paragraph-rsid="001f6f00" style:font-size-asian="12pt" style:font-size-complex="12pt"/>
    </style:style>
    <style:style style:name="P22" style:family="paragraph" style:parent-style-name="Standard" style:list-style-name="L4">
      <style:text-properties style:use-window-font-color="true" fo:font-size="12pt" style:text-underline-style="none" officeooo:rsid="00203d3d" officeooo:paragraph-rsid="00203d3d" style:font-size-asian="12pt" style:font-size-complex="12pt"/>
    </style:style>
    <style:style style:name="P23" style:family="paragraph" style:parent-style-name="Standard">
      <style:text-properties style:use-window-font-color="true" fo:font-size="12pt" style:text-underline-style="none" officeooo:rsid="001766f8" officeooo:paragraph-rsid="001766f8" style:font-size-asian="10.5pt" style:font-size-complex="12pt"/>
    </style:style>
    <style:style style:name="P24" style:family="paragraph" style:parent-style-name="Standard">
      <style:text-properties style:use-window-font-color="true" fo:font-size="12pt" style:text-underline-style="none" officeooo:rsid="00204b95" officeooo:paragraph-rsid="00204b95" style:font-size-asian="10.5pt" style:font-size-complex="12pt"/>
    </style:style>
    <style:style style:name="P25" style:family="paragraph" style:parent-style-name="Standard" style:list-style-name="L5">
      <style:text-properties style:use-window-font-color="true" fo:font-size="12pt" style:text-underline-style="none" officeooo:rsid="00204b95" officeooo:paragraph-rsid="00204b95" style:font-size-asian="10.5pt" style:font-size-complex="12pt"/>
    </style:style>
    <style:style style:name="P26" style:family="paragraph" style:parent-style-name="Standard" style:list-style-name="L5">
      <style:text-properties style:use-window-font-color="true" fo:font-size="12pt" style:text-underline-style="none" officeooo:rsid="0021799b" officeooo:paragraph-rsid="0021799b" style:font-size-asian="10.5pt" style:font-size-complex="12pt"/>
    </style:style>
    <style:style style:name="P27" style:family="paragraph" style:parent-style-name="Standard">
      <style:text-properties style:use-window-font-color="true" fo:font-size="12pt" style:text-underline-style="none" officeooo:rsid="0021799b" officeooo:paragraph-rsid="0021799b" style:font-size-asian="10.5pt" style:font-size-complex="12pt"/>
    </style:style>
    <style:style style:name="P28" style:family="paragraph" style:parent-style-name="Standard" style:list-style-name="L6">
      <style:text-properties style:use-window-font-color="true" fo:font-size="12pt" style:text-underline-style="none" officeooo:rsid="0022afff" officeooo:paragraph-rsid="0022afff" style:font-size-asian="10.5pt" style:font-size-complex="12pt"/>
    </style:style>
    <style:style style:name="P29" style:family="paragraph" style:parent-style-name="Standard">
      <style:text-properties style:use-window-font-color="true" fo:font-size="16pt" style:text-underline-style="solid" style:text-underline-width="auto" style:text-underline-color="font-color" officeooo:rsid="001766f8" officeooo:paragraph-rsid="001766f8" style:font-size-asian="16pt" style:font-size-complex="16pt"/>
    </style:style>
    <style:style style:name="P30" style:family="paragraph" style:parent-style-name="Standard">
      <style:text-properties style:use-window-font-color="true" style:text-line-through-style="none" style:text-line-through-type="none" fo:font-size="12pt" style:text-underline-style="solid" style:text-underline-width="auto" style:text-underline-color="font-color" fo:font-weight="bold" officeooo:rsid="0022afff" officeooo:paragraph-rsid="0022afff" style:font-size-asian="10.5pt" style:font-weight-asian="bold" style:font-size-complex="12pt" style:font-weight-complex="bold"/>
    </style:style>
    <style:style style:name="P31" style:family="paragraph" style:parent-style-name="Standard" style:list-style-name="L1">
      <style:text-properties fo:font-size="12pt" style:text-underline-style="none" officeooo:rsid="001766f8" officeooo:paragraph-rsid="001766f8" style:font-size-asian="12pt" style:font-size-complex="12pt"/>
    </style:style>
    <style:style style:name="P32" style:family="paragraph" style:parent-style-name="Standard">
      <style:text-properties fo:color="#ce181e" fo:font-size="22pt" style:text-underline-style="solid" style:text-underline-width="auto" style:text-underline-color="font-color" officeooo:rsid="001f6f00" officeooo:paragraph-rsid="001f6f00" style:font-size-asian="22pt" style:font-size-complex="22pt"/>
    </style:style>
    <style:style style:name="P33" style:family="paragraph" style:parent-style-name="Standard">
      <style:text-properties fo:color="#ce181e" fo:font-size="20pt" style:text-underline-style="none" officeooo:rsid="001766f8" officeooo:paragraph-rsid="001766f8" style:font-size-asian="20pt" style:font-size-complex="20pt"/>
    </style:style>
    <style:style style:name="P34" style:family="paragraph" style:parent-style-name="Standard">
      <style:text-properties fo:color="#ce181e" fo:font-size="20pt" style:text-underline-style="none" officeooo:rsid="00204b95" officeooo:paragraph-rsid="00204b95" style:font-size-asian="20pt" style:font-size-complex="20pt"/>
    </style:style>
    <style:style style:name="P35" style:family="paragraph" style:parent-style-name="Standard">
      <style:text-properties fo:color="#ce181e" fo:font-size="18pt" style:text-underline-style="none" officeooo:rsid="0021799b" officeooo:paragraph-rsid="0021799b" style:font-size-asian="18pt" style:font-size-complex="18pt"/>
    </style:style>
    <style:style style:name="P36" style:family="paragraph" style:parent-style-name="Standard">
      <style:text-properties fo:color="#ce181e" fo:font-size="16pt" style:text-underline-style="solid" style:text-underline-width="auto" style:text-underline-color="font-color" officeooo:rsid="001766f8" officeooo:paragraph-rsid="001766f8" style:font-size-asian="16pt" style:font-size-complex="16pt"/>
    </style:style>
    <style:style style:name="P3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fo:font-size="12pt" style:text-underline-style="none" officeooo:rsid="001766f8" officeooo:paragraph-rsid="001766f8" style:font-size-asian="10.5pt" style:font-size-complex="12pt"/>
    </style:style>
    <style:style style:name="P3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fo:font-size="12pt" style:text-underline-style="none" officeooo:rsid="00204b95" officeooo:paragraph-rsid="00204b95" style:font-size-asian="10.5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e181e"/>
    </style:style>
    <style:style style:name="T3" style:family="text">
      <style:text-properties fo:color="#ce181e" fo:font-size="28pt" style:font-size-asian="28pt" style:font-size-complex="28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officeooo:rsid="0018e01e"/>
    </style:style>
    <style:style style:name="T6" style:family="text">
      <style:text-properties style:use-window-font-color="true" officeooo:rsid="0019451e"/>
    </style:style>
    <style:style style:name="T7" style:family="text">
      <style:text-properties style:use-window-font-color="true" officeooo:rsid="0019d8ba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officeooo:rsid="0019d8ba"/>
    </style:style>
    <style:style style:name="T10" style:family="text">
      <style:text-properties officeooo:rsid="001c50e8"/>
    </style:style>
    <style:style style:name="T11" style:family="text">
      <style:text-properties officeooo:rsid="00203d3d"/>
    </style:style>
    <style:style style:name="T12" style:family="text">
      <style:text-properties officeooo:rsid="002179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2"><text:tab/></text:span><text:span text:style-name="T3">Life Iniciative</text:span><text:span text:style-name="T1"> </text:span></text:p>
      <text:p text:style-name="P3"/>
      <text:p text:style-name="P11"><text:span text:style-name="T8">Um guia de aprendizado e desenvolvimento, aqui se encontram os passos e ideias para o desenvolvimento do jogo em suas diversas fases e aspectos </text:span><text:span text:style-name="T1"><text:tab/></text:span></text:p>
      <text:p text:style-name="P3"/>
      <text:p text:style-name="P36">O início da vida - <text:span text:style-name="T10">criança</text:span>:</text:p>
      <text:p text:style-name="P4"/>
      <text:p text:style-name="P2"><text:span text:style-name="T4">O </text:span><text:span text:style-name="T2">Jogador inicialmente começará como uma criança</text:span><text:span text:style-name="T4">, diversos aspectos do jogo serão limitados já que em nossa fase infantil de vida não possuímos acesso à maioria das coisas do mundo.</text:span></text:p>
      <text:p text:style-name="P5"/>
      <text:p text:style-name="P2"><text:span text:style-name="T4">Por tratar-se de um jogo no estilo </text:span><text:span text:style-name="T2">SandBox</text:span><text:span text:style-name="T4">, ou seja, um jogo sem um futuro pré-definido, já que o jogador através de suas </text:span><text:span text:style-name="T2">escolhas</text:span><text:span text:style-name="T4"> irá decidi-lo, não haverá especificações de aspectos como história e decisões importantes, apenas de aspectos </text:span><text:span text:style-name="T2">técnicos</text:span><text:span text:style-name="T4"> e </text:span><text:span text:style-name="T2">genéricos</text:span><text:span text:style-name="T4"> do jogo</text:span></text:p>
      <text:p text:style-name="P5"/>
      <text:p text:style-name="P5"/>
      <text:list xml:id="list2638197804" text:style-name="L1">
        <text:list-item>
          <text:p text:style-name="P13">Iniciamos um jogo com uma breve explicação feita por nós(os desenvolvedores) de como ele funciona</text:p>
        </text:list-item>
        <text:list-item>
          <text:p text:style-name="P13">Jogador nasce e define um nome para seu personagem com o qual seguirá a jornada </text:p>
        </text:list-item>
        <text:list-item>
          <text:p text:style-name="P31"><text:span text:style-name="T4">A partir desse ponto, o jogador será liberado para o seu mundo no qual crescerá e terá de viver </text:span><text:span text:style-name="T5">sua vida da melhor maneira possível</text:span></text:p>
        </text:list-item>
      </text:list>
      <text:p text:style-name="P6"/>
      <text:p text:style-name="P6"/>
      <text:p text:style-name="P6"><text:tab/>PASSOS EM QUESTÃO:</text:p>
      <text:p text:style-name="P6"/>
      <text:p text:style-name="P6"/>
      <text:p text:style-name="P6"><text:tab/>Estamos em dúvida sobre o que será pré-definido sobre a vida da família do jogador:</text:p>
      <text:p text:style-name="P6"/>
      <text:p text:style-name="P2"><text:span text:style-name="T5"><text:tab/><text:tab/></text:span><text:span text:style-name="T7">1. </text:span><text:span text:style-name="T5">Os pais terão alguma influência? Como por exemplo o padrão de vida da <text:tab/><text:tab/><text:tab/> <text:s text:c="3"/>família que pode alterar o acesso </text:span><text:span text:style-name="T6">à </text:span><text:span text:style-name="T5">educação do jogador.</text:span></text:p>
      <text:p text:style-name="P6"><text:tab/><text:tab/><text:span text:style-name="T9">2.</text:span>Haverá diferentes países para a escolha ou um lugar fictício será criado?</text:p>
      <text:p text:style-name="P6"><text:tab/><text:tab/></text:p>
      <text:p text:style-name="P7"><text:tab/></text:p>
      <text:p text:style-name="P14"><text:tab/>Como o tempo passará:</text:p>
      <text:list xml:id="list3650295756" text:style-name="L2">
        <text:list-item>
          <text:p text:style-name="P15">Automaticamente</text:p>
        </text:list-item>
        <text:list-item>
          <text:p text:style-name="P15">O jogador poderá pausar o jogo caso queira pensar em decisões a se tomar.</text:p>
        </text:list-item>
        <text:list-item>
          <text:p text:style-name="P16">O tempo ajudará a definir situações da vida do jogador. Por exemplo: se ele tiver 5 anos não faria o menor sentido o evento de “entrevista de emprego” ocorrer. Para evitar esses acontecimentos e tornar mais fiel à realidade, manteremos a idade do jogador como parâmetro.</text:p>
        </text:list-item>
      </text:list>
      <text:p text:style-name="P8"/>
      <text:p text:style-name="P8"><text:tab/></text:p>
      <text:p text:style-name="P9"><text:tab/></text:p>
      <text:p text:style-name="P9"/>
      <text:p text:style-name="P9"/>
      <text:p text:style-name="P9"/>
      <text:p text:style-name="P17"><text:soft-page-break/><text:tab/><text:tab/>O Início:</text:p>
      <text:p text:style-name="P8"><text:s text:c="11"/></text:p>
      <text:list xml:id="list1716232427" text:style-name="L3">
        <text:list-item>
          <text:p text:style-name="P18">O jogador por padrão nascerá em uma família com boas condições de vida(cogitamos o desenvolvimento de um modo de jogo mais difícil)</text:p>
        </text:list-item>
        <text:list-item>
          <text:p text:style-name="P19">Irá a escola onde decidirá se irá se dedicar ou não aos estudos.</text:p>
        </text:list-item>
        <text:list-item>
          <text:p text:style-name="P19">Durante sua vida ocorrerão eventos aleatórios que tornarão o jogo mais dinâmico e menos repetitivo.</text:p>
        </text:list-item>
      </text:list>
      <text:p text:style-name="P10"><text:tab/><text:tab/><text:tab/><text:tab/></text:p>
      <text:p text:style-name="P10"/>
      <text:p text:style-name="P10"/>
      <text:p text:style-name="P12"/>
      <text:p text:style-name="P10"/>
      <text:p text:style-name="P10"/>
      <text:p text:style-name="P32">ADOLESCÊNCIA</text:p>
      <text:p text:style-name="P32"/>
      <text:p text:style-name="P32"/>
      <text:p text:style-name="P20">Esta parte do jogo não chega a ser tão diferente da infância, mas é nela que as coisas começam a mudar.</text:p>
      <text:p text:style-name="P20">Possibilidades</text:p>
      <text:p text:style-name="P20"/>
      <text:p text:style-name="P20"/>
      <text:list xml:id="list1480753772" text:style-name="L4">
        <text:list-item>
          <text:p text:style-name="P21">Decisão de sexualidade</text:p>
        </text:list-item>
        <text:list-item>
          <text:p text:style-name="P21">Ir para o ensino médio</text:p>
        </text:list-item>
        <text:list-item>
          <text:p text:style-name="P21">Arranjar uma namorada</text:p>
        </text:list-item>
        <text:list-item>
          <text:p text:style-name="P22">Festas</text:p>
        </text:list-item>
        <text:list-item>
          <text:p text:style-name="P22">Beber. <text:s/>****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23">****<text:span text:style-name="T11">Isto pode acarretar em outras funcionalidades e eventos, como por exemplo, o personagem ter problemas por beber muito e eventualmente se tornar um alcoólatra. Isto acarretaria no fim do jogo</text:span></text:p>
      <text:p text:style-name="P37"/>
      <text:p text:style-name="P23"/>
      <text:p text:style-name="P33"/>
      <text:p text:style-name="P34">FASE ADULTA</text:p>
      <text:p text:style-name="P34"/>
      <text:p text:style-name="P24">Aqui as coisas começam a ficar bem mais interessantes pois o jogo chega em seu ápice, a fase adulta.</text:p>
      <text:p text:style-name="P24"/>
      <text:p text:style-name="P24"/>
      <text:list xml:id="list3412730165" text:style-name="L5">
        <text:list-item>
          <text:p text:style-name="P25">Começa logo após a pessoa sair do ensino médio </text:p>
        </text:list-item>
        <text:list-item>
          <text:p text:style-name="P25">Começa com a decisão de faculdade, você poderá decidir alguma carreira a se seguir</text:p>
        </text:list-item>
        <text:list-item>
          <text:p text:style-name="P25"><text:soft-page-break/>Também há a possibilidade de trabalhar, garantindo uma renda para o personagem.</text:p>
        </text:list-item>
        <text:list-item>
          <text:p text:style-name="P25">Você poderá se casar e ter filhos</text:p>
        </text:list-item>
        <text:list-item>
          <text:p text:style-name="P25">Haverá diversos eventos aleatórios, como ir para festa <text:span text:style-name="T12">“mais pesadas”</text:span>, seu carro quebrar, seu personagem ser assaltado, etc **</text:p>
        </text:list-item>
        <text:list-item>
          <text:p text:style-name="P26">Você poderá comprar casas ou apartamentos</text:p>
        </text:list-item>
        <text:list-item>
          <text:p text:style-name="P26">Viajar</text:p>
        </text:list-item>
        <text:list-item>
          <text:p text:style-name="P26">Focar em sua carreira garantirá promoções, criar problemas, como alcoolismo ou brigas no trabalho poderá acarretar em uma demissão, faça boas escolhas!</text:p>
          <text:p text:style-name="P25"><text:s/></text:p>
        </text:list-item>
      </text:list>
      <text:p text:style-name="P23"/>
      <text:p text:style-name="P23"/>
      <text:p text:style-name="P23"/>
      <text:p text:style-name="P23"/>
      <text:p text:style-name="P23"/>
      <text:p text:style-name="P24">** Sobre estes eventos aleatórios, temos um capítulo específico mais a frente para explicá-los, caso queira saber mais sobre eles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8"/>
      <text:p text:style-name="P24"/>
      <text:p text:style-name="P35">EVENTOS ALEATÓRIOS</text:p>
      <text:p text:style-name="P27"/>
      <text:p text:style-name="P27"/>
      <text:p text:style-name="P27">Tornam o jogo mais <text:span text:style-name="T2">dinâmico</text:span>, são eventos que de acordo com a decisão do jogador podem ter influência positiva ou negativa.</text:p>
      <text:p text:style-name="P27"/>
      <text:p text:style-name="P27">Exemplo:</text:p>
      <text:p text:style-name="P27"/>
      <text:p text:style-name="P27"><text:tab/>Você pode ser assaltado, nisso você terá de escolher se reagirá ou não. Caso reaja, haverá a chance de o seu personagem ser morto pelo assaltante ou sobreviver e fugir do assalto. Como pode ser visto, algumas consequências acarretam no <text:span text:style-name="T2">fim de jogo</text:span>, nesse caso a morte!</text:p>
      <text:p text:style-name="P24"/>
      <text:p text:style-name="P24"/>
      <text:p text:style-name="P30">EVENTOS ALEATÓRIOS DA INFÂNCIA:</text:p>
      <text:p text:style-name="P30"/>
      <text:list xml:id="list1571421404" text:style-name="L6">
        <text:list-item>
          <text:p text:style-name="P28">Se machucar como quebrar o braço</text:p>
        </text:list-item>
        <text:list-item>
          <text:p text:style-name="P28">Brigar com os colegas </text:p>
        </text:list-item>
        <text:list-item>
          <text:p text:style-name="P28">Estudar</text:p>
        </text:list-item>
        <text:list-item>
          <text:p text:style-name="P28">Aceitar coisas de estranhos(talvez não esteja na versão final)</text:p>
        </text:list-item>
        <text:list-item>
          <text:p text:style-name="P28">Brincar com os amigos ou não</text:p>
        </text:list-item>
      </text:list>
      <text:p text:style-name="P24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4:05:15.467000000</meta:creation-date>
    <dc:date>2019-03-10T17:52:21.279000000</dc:date>
    <meta:editing-duration>PT51M38S</meta:editing-duration>
    <meta:editing-cycles>11</meta:editing-cycles>
    <meta:generator>LibreOffice/6.1.3.2$Windows_X86_64 LibreOffice_project/86daf60bf00efa86ad547e59e09d6bb77c699acb</meta:generator>
    <meta:document-statistic meta:table-count="0" meta:image-count="0" meta:object-count="0" meta:page-count="4" meta:paragraph-count="57" meta:word-count="658" meta:character-count="3839" meta:non-whitespace-character-count="3209"/>
  </office:meta>
</office:document-meta>
</file>